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9.49pt"/>
    </style:style>
    <style:style style:name="co3" style:family="table-column">
      <style:table-column-properties fo:break-before="auto" style:column-width="80.25pt"/>
    </style:style>
    <style:style style:name="co4" style:family="table-column">
      <style:table-column-properties fo:break-before="auto" style:column-width="72pt"/>
    </style:style>
    <style:style style:name="co5" style:family="table-column">
      <style:table-column-properties fo:break-before="auto" style:column-width="66.61pt"/>
    </style:style>
    <style:style style:name="co6" style:family="table-column">
      <style:table-column-properties fo:break-before="auto" style:column-width="85.15pt"/>
    </style:style>
    <style:style style:name="co7" style:family="table-column">
      <style:table-column-properties fo:break-before="auto" style:column-width="105.19pt"/>
    </style:style>
    <style:style style:name="co8" style:family="table-column">
      <style:table-column-properties fo:break-before="auto" style:column-width="108.3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ext-properties style:font-name="Open Sans"/>
    </style:style>
    <style:style style:name="ce3" style:family="table-cell" style:parent-style-name="Default">
      <style:table-cell-properties fo:background-color="#c06616"/>
      <style:text-properties style:font-name="Open Sans"/>
    </style:style>
    <style:style style:name="ce5" style:family="table-cell" style:parent-style-name="Default" style:data-style-name="N61">
      <style:text-properties style:font-name="Open Sans"/>
    </style:style>
    <style:style style:name="ce7" style:family="table-cell" style:parent-style-name="Default" style:data-style-name="N61">
      <style:table-cell-properties fo:background-color="#c06616"/>
      <style:text-properties style:font-name="Open Sans"/>
    </style:style>
    <style:style style:name="ce6" style:family="table-cell" style:parent-style-name="Default" style:data-style-name="N0">
      <style:text-properties style:font-name="Open Sans"/>
    </style:style>
    <style:style style:name="ce9" style:family="table-cell" style:parent-style-name="Default" style:data-style-name="N0">
      <style:table-cell-properties fo:background-color="#c06616"/>
      <style:text-properties style:font-name="Open 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46pt" svg:height="255.23pt" svg:x="236.58pt" svg:y="491.67pt">
            <draw:object draw:notify-on-update-of-ranges="Sheet1.B18:Sheet1.B24 Sheet1.E7:Sheet1.E7 Sheet1.E8:Sheet1.E1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453.51pt" svg:height="255.09pt" svg:x="508.88pt" svg:y="275.41pt">
            <draw:object draw:notify-on-update-of-ranges="Sheet1.B17:Sheet1.B24 Sheet1.F7:Sheet1.F7 Sheet1.F7:Sheet1.F14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2" draw:style-name="gr1" draw:text-style-name="P1" svg:width="453.46pt" svg:height="255.23pt" svg:x="76.59pt" svg:y="335.82pt">
            <draw:object draw:notify-on-update-of-ranges="Sheet1.B18:Sheet1.B24 Sheet1.I7:Sheet1.I7 Sheet1.I8:Sheet1.I14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3" draw:style-name="gr1" draw:text-style-name="P1" svg:width="432pt" svg:height="288pt" svg:x="1458.54pt" svg:y="341.06pt">
            <draw:object draw:notify-on-update-of-ranges="Sheet1.B8:Sheet1.B13 Sheet1.J8:Sheet1.J13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  <svg:title>Total pressure drop at 2.4 seconds</svg:title>
          </draw:frame>
          <draw:frame draw:z-index="4" draw:style-name="gr1" draw:text-style-name="P1" svg:width="432pt" svg:height="288pt" svg:x="1450.74pt" svg:y="25.63pt">
            <draw:object draw:notify-on-update-of-ranges="Sheet1.B8:Sheet1.B13 Sheet1.C8:Sheet1.C13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  <svg:title>Total pressure drop at 2.4 seconds</svg:title>
          </draw:frame>
          <draw:frame draw:z-index="5" draw:style-name="gr1" draw:text-style-name="P1" svg:width="432pt" svg:height="288pt" svg:x="996.26pt" svg:y="342.62pt">
            <draw:object draw:notify-on-update-of-ranges="Sheet1.B8:Sheet1.B13 Sheet1.G18:Sheet1.G2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  <svg:title>Total pressure drop at 2.4 seconds</svg:title>
          </draw:frame>
          <draw:frame draw:z-index="6" draw:style-name="gr1" draw:text-style-name="P1" svg:width="432pt" svg:height="288pt" svg:x="999.35pt" svg:y="27.81pt">
            <draw:object draw:notify-on-update-of-ranges="Sheet1.B8:Sheet1.B13 Sheet1.I8:Sheet1.I13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  <svg:title>Total pressure drop at 2.4 seconds</svg:title>
          </draw:frame>
        </table:shapes>
        <table:table-column table:style-name="co1" table:number-columns-repeated="5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" table:default-cell-style-name="ce1"/>
        <table:table-column table:style-name="co8" table:default-cell-style-name="ce1"/>
        <table:table-column table:style-name="co1" table:number-columns-repeated="1011" table:default-cell-style-name="ce1"/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Cell Height</text:p>
          </table:table-cell>
          <table:table-cell office:value-type="string" calcext:value-type="string">
            <text:p>Cells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Nut</text:p>
          </table:table-cell>
          <table:table-cell office:value-type="string" calcext:value-type="string">
            <text:p>Nut (*1000)</text:p>
          </table:table-cell>
          <table:table-cell office:value-type="string" calcext:value-type="string">
            <text:p>total p out</text:p>
          </table:table-cell>
          <table:table-cell office:value-type="string" calcext:value-type="string">
            <text:p>total p in</text:p>
          </table:table-cell>
          <table:table-cell office:value-type="string" calcext:value-type="string">
            <text:p>total p in 2.4</text:p>
          </table:table-cell>
          <table:table-cell office:value-type="string" calcext:value-type="string">
            <text:p>total p drop</text:p>
          </table:table-cell>
          <table:table-cell office:value-type="string" calcext:value-type="string">
            <text:p>total p drop 2.4</text:p>
          </table:table-cell>
          <table:table-cell office:value-type="string" calcext:value-type="string">
            <text:p>percentage diff p out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deltaPtot id</text:p>
          </table:table-cell>
          <table:table-cell office:value-type="string" calcext:value-type="string">
            <text:p>p drop losses</text:p>
          </table:table-cell>
          <table:table-cell office:value-type="string" calcext:value-type="string">
            <text:p>eta</text:p>
          </table:table-cell>
          <table:table-cell table:number-columns-repeated="100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696" calcext:value-type="float">
            <text:p>9696</text:p>
          </table:table-cell>
          <table:table-cell table:style-name="Default" office:value-type="float" office:value="4.55343110943" calcext:value-type="float">
            <text:p>4.55343110943</text:p>
          </table:table-cell>
          <table:table-cell office:value-type="float" office:value="0.00201765159635" calcext:value-type="float">
            <text:p>0.00201765159635</text:p>
          </table:table-cell>
          <table:table-cell table:formula="of:=[.D8]*1000" office:value-type="float" office:value="2.01765159635" calcext:value-type="float">
            <text:p>2.01765159635</text:p>
          </table:table-cell>
          <table:table-cell table:style-name="ce5" office:value-type="float" office:value="0.4717739" calcext:value-type="float">
            <text:p>4.72E-01</text:p>
          </table:table-cell>
          <table:table-cell table:style-name="ce5" office:value-type="float" office:value="0.6" calcext:value-type="float">
            <text:p>6.00E-01</text:p>
          </table:table-cell>
          <table:table-cell table:style-name="ce5" office:value-type="float" office:value="0.6525665" calcext:value-type="float">
            <text:p>6.53E-01</text:p>
          </table:table-cell>
          <table:table-cell table:style-name="ce6" table:formula="of:=([.G8]-[.F8])*1000" office:value-type="float" office:value="128.2261" calcext:value-type="float">
            <text:p>128.2261</text:p>
          </table:table-cell>
          <table:table-cell table:style-name="ce5" table:formula="of:=([.H8]-[.F8])*1000" office:value-type="float" office:value="180.7926" calcext:value-type="float">
            <text:p>1.81E+02</text:p>
          </table:table-cell>
          <table:table-cell table:formula="of:=([.F8]-[.F9])*100/[.F8]" office:value-type="float" office:value="1.02307482461408" calcext:value-type="float">
            <text:p>1.02307482461408</text:p>
          </table:table-cell>
          <table:table-cell table:formula="of:=1*0.22*0.09*2" office:value-type="float" office:value="0.0396" calcext:value-type="float">
            <text:p>0.0396</text:p>
          </table:table-cell>
          <table:table-cell table:formula="of:=(-[.C8]/[.L8]-100)/1000" office:value-type="float" office:value="-0.214985634076515" calcext:value-type="float">
            <text:p>-0.214985634076515</text:p>
          </table:table-cell>
          <table:table-cell table:formula="of:=[.I8]-[.M8]" office:value-type="float" office:value="128.441085634077" calcext:value-type="float">
            <text:p>128.441085634077</text:p>
          </table:table-cell>
          <table:table-cell table:formula="of:=[.M8]/[.I8]" office:value-type="float" office:value="-0.00167661368533017" calcext:value-type="float">
            <text:p>-0.00167661368533</text:p>
          </table:table-cell>
          <table:table-cell table:number-columns-repeated="1009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4021" calcext:value-type="float">
            <text:p>24021</text:p>
          </table:table-cell>
          <table:table-cell table:style-name="Default" office:value-type="float" office:value="4.84322177847" calcext:value-type="float">
            <text:p>4.84322177847</text:p>
          </table:table-cell>
          <table:table-cell office:value-type="float" office:value="0.00195454266362" calcext:value-type="float">
            <text:p>0.00195454266362</text:p>
          </table:table-cell>
          <table:table-cell table:formula="of:=[.D9]*1000" office:value-type="float" office:value="1.95454266362" calcext:value-type="float">
            <text:p>1.95454266362</text:p>
          </table:table-cell>
          <table:table-cell table:style-name="ce5" office:value-type="float" office:value="0.4669473" calcext:value-type="float">
            <text:p>4.67E-01</text:p>
          </table:table-cell>
          <table:table-cell table:style-name="ce5" office:value-type="float" office:value="0.6" calcext:value-type="float">
            <text:p>6.00E-01</text:p>
          </table:table-cell>
          <table:table-cell table:style-name="ce5" office:value-type="float" office:value="0.6468695" calcext:value-type="float">
            <text:p>6.47E-01</text:p>
          </table:table-cell>
          <table:table-cell table:style-name="ce6" table:formula="of:=([.G9]-[.F9])*1000" office:value-type="float" office:value="133.0527" calcext:value-type="float">
            <text:p>133.0527</text:p>
          </table:table-cell>
          <table:table-cell table:style-name="ce5" table:formula="of:=([.H9]-[.F9])*1000" office:value-type="float" office:value="179.9222" calcext:value-type="float">
            <text:p>1.80E+02</text:p>
          </table:table-cell>
          <table:table-cell table:formula="of:=([.F9]-[.F10])*100/[.F9]" office:value-type="float" office:value="-1.71042856442258" calcext:value-type="float">
            <text:p>-1.71042856442258</text:p>
          </table:table-cell>
          <table:table-cell table:formula="of:=1*0.22*0.09*2" office:value-type="float" office:value="0.0396" calcext:value-type="float">
            <text:p>0.0396</text:p>
          </table:table-cell>
          <table:table-cell table:formula="of:=(-[.C9]/[.L9]-100000)/1000/1000" office:value-type="float" office:value="-0.100122303580264" calcext:value-type="float">
            <text:p>-0.100122303580264</text:p>
          </table:table-cell>
          <table:table-cell table:formula="of:=[.I9]-[.M9]" office:value-type="float" office:value="133.15282230358" calcext:value-type="float">
            <text:p>133.15282230358</text:p>
          </table:table-cell>
          <table:table-cell table:number-columns-repeated="101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2508" calcext:value-type="float">
            <text:p>42508</text:p>
          </table:table-cell>
          <table:table-cell table:style-name="Default"/>
          <table:table-cell office:value-type="float" office:value="0.00193658190446" calcext:value-type="float">
            <text:p>0.00193658190446</text:p>
          </table:table-cell>
          <table:table-cell table:formula="of:=[.D10]*1000" office:value-type="float" office:value="1.93658190446" calcext:value-type="float">
            <text:p>1.93658190446</text:p>
          </table:table-cell>
          <table:table-cell table:style-name="ce5" office:value-type="float" office:value="0.4749341" calcext:value-type="float">
            <text:p>4.75E-01</text:p>
          </table:table-cell>
          <table:table-cell table:style-name="ce5" office:value-type="float" office:value="0.6" calcext:value-type="float">
            <text:p>6.00E-01</text:p>
          </table:table-cell>
          <table:table-cell table:style-name="ce5" office:value-type="float" office:value="0.6480844" calcext:value-type="float">
            <text:p>6.48E-01</text:p>
          </table:table-cell>
          <table:table-cell table:style-name="ce6" table:formula="of:=([.G10]-[.F10])*1000" office:value-type="float" office:value="125.0659" calcext:value-type="float">
            <text:p>125.0659</text:p>
          </table:table-cell>
          <table:table-cell table:style-name="ce5" table:formula="of:=([.H10]-[.F10])*1000" office:value-type="float" office:value="173.1503" calcext:value-type="float">
            <text:p>1.73E+02</text:p>
          </table:table-cell>
          <table:table-cell table:formula="of:=([.F10]-[.F11])*100/[.F10]" office:value-type="float" office:value="-1.20115611829094" calcext:value-type="float">
            <text:p>-1.20115611829094</text:p>
          </table:table-cell>
          <table:table-cell table:formula="of:=1*0.22*0.09*2" office:value-type="float" office:value="0.0396" calcext:value-type="float">
            <text:p>0.0396</text:p>
          </table:table-cell>
          <table:table-cell table:formula="of:=(-[.C10]/[.L10]-100000)/1000/1000" office:value-type="float" office:value="-0.1" calcext:value-type="float">
            <text:p>-0.1</text:p>
          </table:table-cell>
          <table:table-cell table:formula="of:=[.I10]-[.M10]" office:value-type="float" office:value="125.1659" calcext:value-type="float">
            <text:p>125.1659</text:p>
          </table:table-cell>
          <table:table-cell table:number-columns-repeated="1010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64293" calcext:value-type="float">
            <text:p>64293</text:p>
          </table:table-cell>
          <table:table-cell table:style-name="Default" office:value-type="float" office:value="4.97423296434" calcext:value-type="float">
            <text:p>4.97423296434</text:p>
          </table:table-cell>
          <table:table-cell office:value-type="float" office:value="0.00191806772909" calcext:value-type="float">
            <text:p>0.00191806772909</text:p>
          </table:table-cell>
          <table:table-cell table:formula="of:=[.D11]*1000" office:value-type="float" office:value="1.91806772909" calcext:value-type="float">
            <text:p>1.91806772909</text:p>
          </table:table-cell>
          <table:table-cell table:style-name="ce5" office:value-type="float" office:value="0.4806388" calcext:value-type="float">
            <text:p>4.81E-01</text:p>
          </table:table-cell>
          <table:table-cell table:style-name="ce5" office:value-type="float" office:value="0.6" calcext:value-type="float">
            <text:p>6.00E-01</text:p>
          </table:table-cell>
          <table:table-cell table:style-name="ce5" office:value-type="float" office:value="0.6517402" calcext:value-type="float">
            <text:p>6.52E-01</text:p>
          </table:table-cell>
          <table:table-cell table:style-name="ce6" table:formula="of:=([.G11]-[.F11])*1000" office:value-type="float" office:value="119.3612" calcext:value-type="float">
            <text:p>119.3612</text:p>
          </table:table-cell>
          <table:table-cell table:style-name="ce5" table:formula="of:=([.H11]-[.F11])*1000" office:value-type="float" office:value="171.1014" calcext:value-type="float">
            <text:p>1.71E+02</text:p>
          </table:table-cell>
          <table:table-cell table:formula="of:=([.F11]-[.F12])*100/[.F11]" office:value-type="float" office:value="-1.37970550858566" calcext:value-type="float">
            <text:p>-1.37970550858566</text:p>
          </table:table-cell>
          <table:table-cell table:formula="of:=1*0.22*0.09*2" office:value-type="float" office:value="0.0396" calcext:value-type="float">
            <text:p>0.0396</text:p>
          </table:table-cell>
          <table:table-cell table:formula="of:=(-[.C11]/[.L11]-100000)/1000/1000" office:value-type="float" office:value="-0.100125611943544" calcext:value-type="float">
            <text:p>-0.100125611943544</text:p>
          </table:table-cell>
          <table:table-cell table:formula="of:=[.I11]-[.M11]" office:value-type="float" office:value="119.461325611944" calcext:value-type="float">
            <text:p>119.461325611944</text:p>
          </table:table-cell>
          <table:table-cell table:number-columns-repeated="1010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20614" calcext:value-type="float">
            <text:p>120614</text:p>
          </table:table-cell>
          <table:table-cell table:style-name="Default" office:value-type="float" office:value="5.01183082416" calcext:value-type="float">
            <text:p>5.01183082416</text:p>
          </table:table-cell>
          <table:table-cell office:value-type="float" office:value="0.0018806841852" calcext:value-type="float">
            <text:p>0.0018806841852</text:p>
          </table:table-cell>
          <table:table-cell table:formula="of:=[.D12]*1000" office:value-type="float" office:value="1.8806841852" calcext:value-type="float">
            <text:p>1.8806841852</text:p>
          </table:table-cell>
          <table:table-cell table:style-name="ce5" office:value-type="float" office:value="0.4872702" calcext:value-type="float">
            <text:p>4.87E-01</text:p>
          </table:table-cell>
          <table:table-cell table:style-name="ce5" office:value-type="float" office:value="0.6" calcext:value-type="float">
            <text:p>6.00E-01</text:p>
          </table:table-cell>
          <table:table-cell table:style-name="ce5" office:value-type="float" office:value="0.6538798" calcext:value-type="float">
            <text:p>6.54E-01</text:p>
          </table:table-cell>
          <table:table-cell table:style-name="ce6" table:formula="of:=([.G12]-[.F12])*1000" office:value-type="float" office:value="112.7298" calcext:value-type="float">
            <text:p>112.7298</text:p>
          </table:table-cell>
          <table:table-cell table:style-name="ce5" table:formula="of:=([.H12]-[.F12])*1000" office:value-type="float" office:value="166.6096" calcext:value-type="float">
            <text:p>1.67E+02</text:p>
          </table:table-cell>
          <table:table-cell table:formula="of:=([.F12]-[.F13])*100/[.F12]" office:value-type="float" office:value="-0.0629219681400566" calcext:value-type="float">
            <text:p>-0.062921968140057</text:p>
          </table:table-cell>
          <table:table-cell table:formula="of:=1*0.22*0.09*2" office:value-type="float" office:value="0.0396" calcext:value-type="float">
            <text:p>0.0396</text:p>
          </table:table-cell>
          <table:table-cell table:formula="of:=(-[.C11]/[.L12]-100000)/1000/1000" office:value-type="float" office:value="-0.100125611943544" calcext:value-type="float">
            <text:p>-0.100125611943544</text:p>
          </table:table-cell>
          <table:table-cell table:formula="of:=[.I12]-[.M12]" office:value-type="float" office:value="112.829925611944" calcext:value-type="float">
            <text:p>112.829925611944</text:p>
          </table:table-cell>
          <table:table-cell table:number-columns-repeated="1010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60547" calcext:value-type="float">
            <text:p>160547</text:p>
          </table:table-cell>
          <table:table-cell table:style-name="Default" office:value-type="float" office:value="5.03313027074" calcext:value-type="float">
            <text:p>5.03313027074</text:p>
          </table:table-cell>
          <table:table-cell office:value-type="float" office:value="0.00186558127011" calcext:value-type="float">
            <text:p>0.00186558127011</text:p>
          </table:table-cell>
          <table:table-cell table:formula="of:=[.D13]*1000" office:value-type="float" office:value="1.86558127011" calcext:value-type="float">
            <text:p>1.86558127011</text:p>
          </table:table-cell>
          <table:table-cell table:style-name="ce5" office:value-type="float" office:value="0.4875768" calcext:value-type="float">
            <text:p>4.88E-01</text:p>
          </table:table-cell>
          <table:table-cell table:style-name="ce5" office:value-type="float" office:value="0.6" calcext:value-type="float">
            <text:p>6.00E-01</text:p>
          </table:table-cell>
          <table:table-cell table:style-name="ce5" office:value-type="float" office:value="0.6525867" calcext:value-type="float">
            <text:p>6.53E-01</text:p>
          </table:table-cell>
          <table:table-cell table:style-name="ce6" table:formula="of:=([.G13]-[.F13])*1000" office:value-type="float" office:value="112.4232" calcext:value-type="float">
            <text:p>112.4232</text:p>
          </table:table-cell>
          <table:table-cell table:style-name="ce5" table:formula="of:=([.H13]-[.F13])*1000" office:value-type="float" office:value="165.0099" calcext:value-type="float">
            <text:p>1.65E+02</text:p>
          </table:table-cell>
          <table:table-cell table:formula="of:=([.F13]-[.F14])*100/[.F13]" office:value-type="float" office:value="100" calcext:value-type="float">
            <text:p>100</text:p>
          </table:table-cell>
          <table:table-cell table:formula="of:=1*0.22*0.09*2" office:value-type="float" office:value="0.0396" calcext:value-type="float">
            <text:p>0.0396</text:p>
          </table:table-cell>
          <table:table-cell table:formula="of:=(-[.C12]/[.L13]-100000)/1000/1000" office:value-type="float" office:value="-0.100126561384448" calcext:value-type="float">
            <text:p>-0.100126561384448</text:p>
          </table:table-cell>
          <table:table-cell table:formula="of:=[.I13]-[.M13]" office:value-type="float" office:value="112.523326561385" calcext:value-type="float">
            <text:p>112.523326561385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ce5" table:number-columns-repeated="5"/>
          <table:table-cell table:number-columns-repeated="1014"/>
        </table:table-row>
        <table:table-row table:style-name="ro1">
          <table:table-cell table:number-columns-repeated="2"/>
          <table:table-cell office:value-type="float" office:value="5.07565915339" calcext:value-type="float">
            <text:p>5.07565915339</text:p>
          </table:table-cell>
          <table:table-cell table:number-columns-repeated="2"/>
          <table:table-cell table:style-name="ce5" office:value-type="float" office:value="0.4844707" calcext:value-type="float">
            <text:p>4.84E-01</text:p>
          </table:table-cell>
          <table:table-cell/>
          <table:table-cell table:style-name="ce5" office:value-type="float" office:value="0.6528831" calcext:value-type="float">
            <text:p>6.53E-01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ells</text:p>
          </table:table-cell>
          <table:table-cell table:number-columns-repeated="4"/>
          <table:table-cell office:value-type="string" calcext:value-type="string">
            <text:p>total p out [Pa]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9696" calcext:value-type="float">
            <text:p>9696</text:p>
          </table:table-cell>
          <table:table-cell office:value-type="float" office:value="20" calcext:value-type="float">
            <text:p>20</text:p>
          </table:table-cell>
          <table:table-cell table:formula="of:=([.I8]-[.I9])/[.$I$8]*100" office:value-type="float" office:value="-3.76413226324437" calcext:value-type="float">
            <text:p>-3.76413226324437</text:p>
          </table:table-cell>
          <table:table-cell table:formula="of:=-([.F8]-[.F9])/[.F8]*100" office:value-type="float" office:value="-1.02307482461408" calcext:value-type="float">
            <text:p>-1.02307482461408</text:p>
          </table:table-cell>
          <table:table-cell/>
          <table:table-cell table:style-name="ce5" table:formula="of:=[.F8]*1000" office:value-type="float" office:value="471.7739" calcext:value-type="float">
            <text:p>4.72E+02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4021" calcext:value-type="float">
            <text:p>24021</text:p>
          </table:table-cell>
          <table:table-cell office:value-type="float" office:value="40" calcext:value-type="float">
            <text:p>40</text:p>
          </table:table-cell>
          <table:table-cell table:formula="of:=([.I9]-[.I10])/[.$I$8]*100" office:value-type="float" office:value="6.22868511168942" calcext:value-type="float">
            <text:p>6.22868511168942</text:p>
          </table:table-cell>
          <table:table-cell table:formula="of:=-([.F9]-[.F10])/[.F9]*100" office:value-type="float" office:value="1.71042856442258" calcext:value-type="float">
            <text:p>1.71042856442258</text:p>
          </table:table-cell>
          <table:table-cell/>
          <table:table-cell table:style-name="ce5" table:formula="of:=[.F9]*1000" office:value-type="float" office:value="466.9473" calcext:value-type="float">
            <text:p>4.67E+02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42508" calcext:value-type="float">
            <text:p>42508</text:p>
          </table:table-cell>
          <table:table-cell office:value-type="float" office:value="60" calcext:value-type="float">
            <text:p>60</text:p>
          </table:table-cell>
          <table:table-cell table:formula="of:=([.I10]-[.I11])/[.$I$8]*100" office:value-type="float" office:value="4.44893824268226" calcext:value-type="float">
            <text:p>4.44893824268226</text:p>
          </table:table-cell>
          <table:table-cell table:formula="of:=-([.F10]-[.F11])/[.F10]*100" office:value-type="float" office:value="1.20115611829094" calcext:value-type="float">
            <text:p>1.20115611829094</text:p>
          </table:table-cell>
          <table:table-cell/>
          <table:table-cell table:style-name="ce5" table:formula="of:=[.F10]*1000" office:value-type="float" office:value="474.9341" calcext:value-type="float">
            <text:p>4.75E+02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64293" calcext:value-type="float">
            <text:p>64293</text:p>
          </table:table-cell>
          <table:table-cell office:value-type="float" office:value="80" calcext:value-type="float">
            <text:p>80</text:p>
          </table:table-cell>
          <table:table-cell table:formula="of:=([.I11]-[.I12])/[.$I$8]*100" office:value-type="float" office:value="5.1716460221437" calcext:value-type="float">
            <text:p>5.1716460221437</text:p>
          </table:table-cell>
          <table:table-cell table:formula="of:=-([.F11]-[.F12])/[.F11]*100" office:value-type="float" office:value="1.37970550858566" calcext:value-type="float">
            <text:p>1.37970550858566</text:p>
          </table:table-cell>
          <table:table-cell/>
          <table:table-cell table:style-name="ce5" table:formula="of:=[.F11]*1000" office:value-type="float" office:value="480.6388" calcext:value-type="float">
            <text:p>4.81E+02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20614" calcext:value-type="float">
            <text:p>120614</text:p>
          </table:table-cell>
          <table:table-cell office:value-type="float" office:value="120" calcext:value-type="float">
            <text:p>120</text:p>
          </table:table-cell>
          <table:table-cell table:formula="of:=([.I12]-[.I13])/[.$I$8]*100" office:value-type="float" office:value="0.239108886568249" calcext:value-type="float">
            <text:p>0.239108886568249</text:p>
          </table:table-cell>
          <table:table-cell table:formula="of:=-([.F12]-[.F13])/[.F12]*100" office:value-type="float" office:value="0.0629219681400566" calcext:value-type="float">
            <text:p>0.062921968140057</text:p>
          </table:table-cell>
          <table:table-cell/>
          <table:table-cell table:style-name="ce5" table:formula="of:=[.F12]*1000" office:value-type="float" office:value="487.2702" calcext:value-type="float">
            <text:p>4.87E+02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60547" calcext:value-type="float">
            <text:p>160547</text:p>
          </table:table-cell>
          <table:table-cell office:value-type="float" office:value="160" calcext:value-type="float">
            <text:p>160</text:p>
          </table:table-cell>
          <table:table-cell table:formula="of:=([.I13]-[.I14])/[.$I$8]*100" office:value-type="float" office:value="87.6757540001607" calcext:value-type="float">
            <text:p>87.6757540001607</text:p>
          </table:table-cell>
          <table:table-cell table:formula="of:=-([.F13]-[.F14])/[.F13]*100" office:value-type="float" office:value="-100" calcext:value-type="float">
            <text:p>-100</text:p>
          </table:table-cell>
          <table:table-cell/>
          <table:table-cell table:style-name="ce5" table:formula="of:=[.F13]*1000" office:value-type="float" office:value="487.5768" calcext:value-type="float">
            <text:p>4.88E+02</text:p>
          </table:table-cell>
          <table:table-cell table:number-columns-repeated="1017"/>
        </table:table-row>
        <table:table-row table:style-name="ro1" table:number-rows-repeated="3">
          <table:table-cell table:number-columns-repeated="1024"/>
        </table:table-row>
        <table:table-row table:style-name="ro1" table:number-rows-repeated="6">
          <table:table-cell table:number-columns-repeated="4"/>
          <table:table-cell table:style-name="Default"/>
          <table:table-cell table:number-columns-repeated="6"/>
          <table:table-cell table:style-name="Default"/>
          <table:table-cell table:number-columns-repeated="1012"/>
        </table:table-row>
        <table:table-row table:style-name="ro1" table:number-rows-repeated="39">
          <table:table-cell table:number-columns-repeated="1024"/>
        </table:table-row>
        <table:table-row table:style-name="ro1">
          <table:table-cell table:style-name="ce3" office:value-type="string" calcext:value-type="string">
            <text:p>Cell Height</text:p>
          </table:table-cell>
          <table:table-cell table:style-name="ce3" office:value-type="string" calcext:value-type="string">
            <text:p>Cells</text:p>
          </table:table-cell>
          <table:table-cell table:style-name="ce3" office:value-type="string" calcext:value-type="string">
            <text:p>Power</text:p>
          </table:table-cell>
          <table:table-cell table:style-name="ce3" office:value-type="string" calcext:value-type="string">
            <text:p>Nut</text:p>
          </table:table-cell>
          <table:table-cell table:style-name="ce3" office:value-type="string" calcext:value-type="string">
            <text:p>Nut (*1000)</text:p>
          </table:table-cell>
          <table:table-cell table:style-name="ce3" office:value-type="string" calcext:value-type="string">
            <text:p>total p out</text:p>
          </table:table-cell>
          <table:table-cell table:style-name="ce3" office:value-type="string" calcext:value-type="string">
            <text:p>total p in</text:p>
          </table:table-cell>
          <table:table-cell table:style-name="ce3" office:value-type="string" calcext:value-type="string">
            <text:p>total p in 2.4</text:p>
          </table:table-cell>
          <table:table-cell table:style-name="ce3" office:value-type="string" calcext:value-type="string">
            <text:p>total p drop</text:p>
          </table:table-cell>
          <table:table-cell table:style-name="ce3" office:value-type="string" calcext:value-type="string">
            <text:p>total p drop 2.4</text:p>
          </table:table-cell>
          <table:table-cell table:style-name="ce3" office:value-type="string" calcext:value-type="string">
            <text:p>percentage diff p out</text:p>
          </table:table-cell>
          <table:table-cell table:style-name="ce3" office:value-type="string" calcext:value-type="string">
            <text:p>Q</text:p>
          </table:table-cell>
          <table:table-cell table:style-name="ce3" office:value-type="string" calcext:value-type="string">
            <text:p>deltaPtot id</text:p>
          </table:table-cell>
          <table:table-cell table:style-name="ce3" office:value-type="string" calcext:value-type="string">
            <text:p>p drop losses</text:p>
          </table:table-cell>
          <table:table-cell table:style-name="ce3" office:value-type="string" calcext:value-type="string">
            <text:p>eta</text:p>
          </table:table-cell>
          <table:table-cell table:number-columns-repeated="1009"/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style-name="ce3" office:value-type="float" office:value="9696" calcext:value-type="float">
            <text:p>9696</text:p>
          </table:table-cell>
          <table:table-cell table:style-name="ce3" office:value-type="float" office:value="4.66616346884" calcext:value-type="float">
            <text:p>4.66616346884</text:p>
          </table:table-cell>
          <table:table-cell table:style-name="ce3" office:value-type="float" office:value="0.00201765159635" calcext:value-type="float">
            <text:p>0.00201765159635</text:p>
          </table:table-cell>
          <table:table-cell table:style-name="ce3" table:formula="of:=[.D73]*1000" office:value-type="float" office:value="2.01765159635" calcext:value-type="float">
            <text:p>2.01765159635</text:p>
          </table:table-cell>
          <table:table-cell table:style-name="ce7" office:value-type="float" office:value="0.4717739" calcext:value-type="float">
            <text:p>4.72E-01</text:p>
          </table:table-cell>
          <table:table-cell table:style-name="ce7" office:value-type="float" office:value="0.6" calcext:value-type="float">
            <text:p>6.00E-01</text:p>
          </table:table-cell>
          <table:table-cell table:style-name="ce7" office:value-type="float" office:value="0.6525665" calcext:value-type="float">
            <text:p>6.53E-01</text:p>
          </table:table-cell>
          <table:table-cell table:style-name="ce9" table:formula="of:=([.G73]-[.F73])*1000" office:value-type="float" office:value="128.2261" calcext:value-type="float">
            <text:p>128.2261</text:p>
          </table:table-cell>
          <table:table-cell table:style-name="ce7" table:formula="of:=([.H73]-[.F73])*1000" office:value-type="float" office:value="180.7926" calcext:value-type="float">
            <text:p>1.81E+02</text:p>
          </table:table-cell>
          <table:table-cell table:style-name="ce3" table:formula="of:=([.F73]-[.F74])*100/[.F73]" office:value-type="float" office:value="1.02307482461408" calcext:value-type="float">
            <text:p>1.02307482461408</text:p>
          </table:table-cell>
          <table:table-cell table:style-name="ce3" table:formula="of:=1*0.22*0.09*2" office:value-type="float" office:value="0.0396" calcext:value-type="float">
            <text:p>0.0396</text:p>
          </table:table-cell>
          <table:table-cell table:style-name="ce3" table:formula="of:=(-[.C73]/[.L73]-100)/1000" office:value-type="float" office:value="-0.217832410829293" calcext:value-type="float">
            <text:p>-0.217832410829293</text:p>
          </table:table-cell>
          <table:table-cell table:style-name="ce3" table:formula="of:=[.I73]-[.M73]" office:value-type="float" office:value="128.443932410829" calcext:value-type="float">
            <text:p>128.443932410829</text:p>
          </table:table-cell>
          <table:table-cell table:style-name="ce3" table:formula="of:=[.M73]/[.I73]" office:value-type="float" office:value="-0.00169881491232513" calcext:value-type="float">
            <text:p>-0.001698814912325</text:p>
          </table:table-cell>
          <table:table-cell table:number-columns-repeated="1009"/>
        </table:table-row>
        <table:table-row table:style-name="ro1">
          <table:table-cell table:style-name="ce3" office:value-type="float" office:value="40" calcext:value-type="float">
            <text:p>40</text:p>
          </table:table-cell>
          <table:table-cell table:style-name="ce3" office:value-type="float" office:value="24021" calcext:value-type="float">
            <text:p>24021</text:p>
          </table:table-cell>
          <table:table-cell table:style-name="ce3" office:value-type="float" office:value="4.9699827675" calcext:value-type="float">
            <text:p>4.9699827675</text:p>
          </table:table-cell>
          <table:table-cell table:style-name="ce3" office:value-type="float" office:value="0.00195454266362" calcext:value-type="float">
            <text:p>0.00195454266362</text:p>
          </table:table-cell>
          <table:table-cell table:style-name="ce3" table:formula="of:=[.D74]*1000" office:value-type="float" office:value="1.95454266362" calcext:value-type="float">
            <text:p>1.95454266362</text:p>
          </table:table-cell>
          <table:table-cell table:style-name="ce7" office:value-type="float" office:value="0.4669473" calcext:value-type="float">
            <text:p>4.67E-01</text:p>
          </table:table-cell>
          <table:table-cell table:style-name="ce7" office:value-type="float" office:value="0.6" calcext:value-type="float">
            <text:p>6.00E-01</text:p>
          </table:table-cell>
          <table:table-cell table:style-name="ce7" office:value-type="float" office:value="0.6468695" calcext:value-type="float">
            <text:p>6.47E-01</text:p>
          </table:table-cell>
          <table:table-cell table:style-name="ce9" table:formula="of:=([.G74]-[.F74])*1000" office:value-type="float" office:value="133.0527" calcext:value-type="float">
            <text:p>133.0527</text:p>
          </table:table-cell>
          <table:table-cell table:style-name="ce7" table:formula="of:=([.H74]-[.F74])*1000" office:value-type="float" office:value="179.9222" calcext:value-type="float">
            <text:p>1.80E+02</text:p>
          </table:table-cell>
          <table:table-cell table:style-name="ce3" table:formula="of:=([.F74]-[.F75])*100/[.F74]" office:value-type="float" office:value="-1.71042856442258" calcext:value-type="float">
            <text:p>-1.71042856442258</text:p>
          </table:table-cell>
          <table:table-cell table:style-name="ce3" table:formula="of:=1*0.22*0.09*2" office:value-type="float" office:value="0.0396" calcext:value-type="float">
            <text:p>0.0396</text:p>
          </table:table-cell>
          <table:table-cell table:style-name="ce3" table:formula="of:=(-[.C74]/[.L74]-100000)/1000/1000" office:value-type="float" office:value="-0.100125504615341" calcext:value-type="float">
            <text:p>-0.100125504615341</text:p>
          </table:table-cell>
          <table:table-cell table:style-name="ce3" table:formula="of:=[.I74]-[.M74]" office:value-type="float" office:value="133.152825504615" calcext:value-type="float">
            <text:p>133.152825504615</text:p>
          </table:table-cell>
          <table:table-cell table:style-name="ce3"/>
          <table:table-cell table:number-columns-repeated="1009"/>
        </table:table-row>
        <table:table-row table:style-name="ro1">
          <table:table-cell table:style-name="ce3" office:value-type="float" office:value="60" calcext:value-type="float">
            <text:p>60</text:p>
          </table:table-cell>
          <table:table-cell table:style-name="ce3" office:value-type="float" office:value="42508" calcext:value-type="float">
            <text:p>42508</text:p>
          </table:table-cell>
          <table:table-cell table:style-name="ce3" office:value-type="float" office:value="4.97812040071" calcext:value-type="float">
            <text:p>4.97812040071</text:p>
          </table:table-cell>
          <table:table-cell table:style-name="ce3" office:value-type="float" office:value="0.00193658190446" calcext:value-type="float">
            <text:p>0.00193658190446</text:p>
          </table:table-cell>
          <table:table-cell table:style-name="ce3" table:formula="of:=[.D75]*1000" office:value-type="float" office:value="1.93658190446" calcext:value-type="float">
            <text:p>1.93658190446</text:p>
          </table:table-cell>
          <table:table-cell table:style-name="ce7" office:value-type="float" office:value="0.4749341" calcext:value-type="float">
            <text:p>4.75E-01</text:p>
          </table:table-cell>
          <table:table-cell table:style-name="ce7" office:value-type="float" office:value="0.6" calcext:value-type="float">
            <text:p>6.00E-01</text:p>
          </table:table-cell>
          <table:table-cell table:style-name="ce7" office:value-type="float" office:value="0.6480844" calcext:value-type="float">
            <text:p>6.48E-01</text:p>
          </table:table-cell>
          <table:table-cell table:style-name="ce9" table:formula="of:=([.G75]-[.F75])*1000" office:value-type="float" office:value="125.0659" calcext:value-type="float">
            <text:p>125.0659</text:p>
          </table:table-cell>
          <table:table-cell table:style-name="ce7" table:formula="of:=([.H75]-[.F75])*1000" office:value-type="float" office:value="173.1503" calcext:value-type="float">
            <text:p>1.73E+02</text:p>
          </table:table-cell>
          <table:table-cell table:style-name="ce3" table:formula="of:=([.F75]-[.F76])*100/[.F75]" office:value-type="float" office:value="-1.20115611829094" calcext:value-type="float">
            <text:p>-1.20115611829094</text:p>
          </table:table-cell>
          <table:table-cell table:style-name="ce3" table:formula="of:=1*0.22*0.09*2" office:value-type="float" office:value="0.0396" calcext:value-type="float">
            <text:p>0.0396</text:p>
          </table:table-cell>
          <table:table-cell table:style-name="ce3" table:formula="of:=(-[.C75]/[.L75]-100000)/1000/1000" office:value-type="float" office:value="-0.100125710111129" calcext:value-type="float">
            <text:p>-0.100125710111129</text:p>
          </table:table-cell>
          <table:table-cell table:style-name="ce3" table:formula="of:=[.I75]-[.M75]" office:value-type="float" office:value="125.166025710111" calcext:value-type="float">
            <text:p>125.166025710111</text:p>
          </table:table-cell>
          <table:table-cell table:style-name="ce3"/>
          <table:table-cell table:number-columns-repeated="1009"/>
        </table:table-row>
        <table:table-row table:style-name="ro1">
          <table:table-cell table:style-name="ce3" office:value-type="float" office:value="80" calcext:value-type="float">
            <text:p>80</text:p>
          </table:table-cell>
          <table:table-cell table:style-name="ce3" office:value-type="float" office:value="64293" calcext:value-type="float">
            <text:p>64293</text:p>
          </table:table-cell>
          <table:table-cell table:style-name="ce3" office:value-type="float" office:value="4.97403994968" calcext:value-type="float">
            <text:p>4.97403994968</text:p>
          </table:table-cell>
          <table:table-cell table:style-name="ce3" office:value-type="float" office:value="0.00191806772909" calcext:value-type="float">
            <text:p>0.00191806772909</text:p>
          </table:table-cell>
          <table:table-cell table:style-name="ce3" table:formula="of:=[.D76]*1000" office:value-type="float" office:value="1.91806772909" calcext:value-type="float">
            <text:p>1.91806772909</text:p>
          </table:table-cell>
          <table:table-cell table:style-name="ce7" office:value-type="float" office:value="0.4806388" calcext:value-type="float">
            <text:p>4.81E-01</text:p>
          </table:table-cell>
          <table:table-cell table:style-name="ce7" office:value-type="float" office:value="0.6" calcext:value-type="float">
            <text:p>6.00E-01</text:p>
          </table:table-cell>
          <table:table-cell table:style-name="ce7" office:value-type="float" office:value="0.6517402" calcext:value-type="float">
            <text:p>6.52E-01</text:p>
          </table:table-cell>
          <table:table-cell table:style-name="ce9" table:formula="of:=([.G76]-[.F76])*1000" office:value-type="float" office:value="119.3612" calcext:value-type="float">
            <text:p>119.3612</text:p>
          </table:table-cell>
          <table:table-cell table:style-name="ce7" table:formula="of:=([.H76]-[.F76])*1000" office:value-type="float" office:value="171.1014" calcext:value-type="float">
            <text:p>1.71E+02</text:p>
          </table:table-cell>
          <table:table-cell table:style-name="ce3" table:formula="of:=([.F76]-[.F77])*100/[.F76]" office:value-type="float" office:value="-1.37970550858566" calcext:value-type="float">
            <text:p>-1.37970550858566</text:p>
          </table:table-cell>
          <table:table-cell table:style-name="ce3" table:formula="of:=1*0.22*0.09*2" office:value-type="float" office:value="0.0396" calcext:value-type="float">
            <text:p>0.0396</text:p>
          </table:table-cell>
          <table:table-cell table:style-name="ce3" table:formula="of:=(-[.C76]/[.L76]-100000)/1000/1000" office:value-type="float" office:value="-0.100125607069436" calcext:value-type="float">
            <text:p>-0.100125607069436</text:p>
          </table:table-cell>
          <table:table-cell table:style-name="ce3" table:formula="of:=[.I76]-[.M76]" office:value-type="float" office:value="119.46132560707" calcext:value-type="float">
            <text:p>119.46132560707</text:p>
          </table:table-cell>
          <table:table-cell table:style-name="ce3"/>
          <table:table-cell table:number-columns-repeated="1009"/>
        </table:table-row>
        <table:table-row table:style-name="ro1">
          <table:table-cell table:style-name="ce3" office:value-type="float" office:value="120" calcext:value-type="float">
            <text:p>120</text:p>
          </table:table-cell>
          <table:table-cell table:style-name="ce3" office:value-type="float" office:value="120614" calcext:value-type="float">
            <text:p>120614</text:p>
          </table:table-cell>
          <table:table-cell table:style-name="ce3" office:value-type="float" office:value="5.01659701757" calcext:value-type="float">
            <text:p>5.01659701757</text:p>
          </table:table-cell>
          <table:table-cell table:style-name="ce3" office:value-type="float" office:value="0.0018806841852" calcext:value-type="float">
            <text:p>0.0018806841852</text:p>
          </table:table-cell>
          <table:table-cell table:style-name="ce3" table:formula="of:=[.D77]*1000" office:value-type="float" office:value="1.8806841852" calcext:value-type="float">
            <text:p>1.8806841852</text:p>
          </table:table-cell>
          <table:table-cell table:style-name="ce7" office:value-type="float" office:value="0.4872702" calcext:value-type="float">
            <text:p>4.87E-01</text:p>
          </table:table-cell>
          <table:table-cell table:style-name="ce7" office:value-type="float" office:value="0.6" calcext:value-type="float">
            <text:p>6.00E-01</text:p>
          </table:table-cell>
          <table:table-cell table:style-name="ce7" office:value-type="float" office:value="0.6538798" calcext:value-type="float">
            <text:p>6.54E-01</text:p>
          </table:table-cell>
          <table:table-cell table:style-name="ce9" table:formula="of:=([.G77]-[.F77])*1000" office:value-type="float" office:value="112.7298" calcext:value-type="float">
            <text:p>112.7298</text:p>
          </table:table-cell>
          <table:table-cell table:style-name="ce7" table:formula="of:=([.H77]-[.F77])*1000" office:value-type="float" office:value="166.6096" calcext:value-type="float">
            <text:p>1.67E+02</text:p>
          </table:table-cell>
          <table:table-cell table:style-name="ce3" table:formula="of:=([.F77]-[.F78])*100/[.F77]" office:value-type="float" office:value="-0.0629219681400566" calcext:value-type="float">
            <text:p>-0.062921968140057</text:p>
          </table:table-cell>
          <table:table-cell table:style-name="ce3" table:formula="of:=1*0.22*0.09*2" office:value-type="float" office:value="0.0396" calcext:value-type="float">
            <text:p>0.0396</text:p>
          </table:table-cell>
          <table:table-cell table:style-name="ce3" table:formula="of:=(-[.C77]/[.L77]-100000)/1000/1000" office:value-type="float" office:value="-0.100126681742868" calcext:value-type="float">
            <text:p>-0.100126681742868</text:p>
          </table:table-cell>
          <table:table-cell table:style-name="ce3" table:formula="of:=[.I77]-[.M77]" office:value-type="float" office:value="112.829926681743" calcext:value-type="float">
            <text:p>112.829926681743</text:p>
          </table:table-cell>
          <table:table-cell table:style-name="ce3"/>
          <table:table-cell table:number-columns-repeated="1009"/>
        </table:table-row>
        <table:table-row table:style-name="ro1">
          <table:table-cell table:style-name="ce3" office:value-type="float" office:value="160" calcext:value-type="float">
            <text:p>160</text:p>
          </table:table-cell>
          <table:table-cell table:style-name="ce3" office:value-type="float" office:value="160547" calcext:value-type="float">
            <text:p>160547</text:p>
          </table:table-cell>
          <table:table-cell table:style-name="ce3" office:value-type="float" office:value="5.08559367096" calcext:value-type="float">
            <text:p>5.08559367096</text:p>
          </table:table-cell>
          <table:table-cell table:style-name="ce3" office:value-type="float" office:value="0.00186558127011" calcext:value-type="float">
            <text:p>0.00186558127011</text:p>
          </table:table-cell>
          <table:table-cell table:style-name="ce3" table:formula="of:=[.D78]*1000" office:value-type="float" office:value="1.86558127011" calcext:value-type="float">
            <text:p>1.86558127011</text:p>
          </table:table-cell>
          <table:table-cell table:style-name="ce7" office:value-type="float" office:value="0.4875768" calcext:value-type="float">
            <text:p>4.88E-01</text:p>
          </table:table-cell>
          <table:table-cell table:style-name="ce7" office:value-type="float" office:value="0.6" calcext:value-type="float">
            <text:p>6.00E-01</text:p>
          </table:table-cell>
          <table:table-cell table:style-name="ce7" office:value-type="float" office:value="0.6525867" calcext:value-type="float">
            <text:p>6.53E-01</text:p>
          </table:table-cell>
          <table:table-cell table:style-name="ce9" table:formula="of:=([.G78]-[.F78])*1000" office:value-type="float" office:value="112.4232" calcext:value-type="float">
            <text:p>112.4232</text:p>
          </table:table-cell>
          <table:table-cell table:style-name="ce7" table:formula="of:=([.H78]-[.F78])*1000" office:value-type="float" office:value="165.0099" calcext:value-type="float">
            <text:p>1.65E+02</text:p>
          </table:table-cell>
          <table:table-cell table:style-name="ce3" table:formula="of:=([.F78]-[.F79])*100/[.F78]" office:value-type="float" office:value="100" calcext:value-type="float">
            <text:p>100</text:p>
          </table:table-cell>
          <table:table-cell table:style-name="ce3" table:formula="of:=1*0.22*0.09*2" office:value-type="float" office:value="0.0396" calcext:value-type="float">
            <text:p>0.0396</text:p>
          </table:table-cell>
          <table:table-cell table:style-name="ce3" table:formula="of:=(-[.C78]/[.L78]-100000)/1000/1000" office:value-type="float" office:value="-0.1001284240826" calcext:value-type="float">
            <text:p>-0.1001284240826</text:p>
          </table:table-cell>
          <table:table-cell table:style-name="ce3" table:formula="of:=[.I78]-[.M78]" office:value-type="float" office:value="112.523328424083" calcext:value-type="float">
            <text:p>112.523328424083</text:p>
          </table:table-cell>
          <table:table-cell table:style-name="ce3"/>
          <table:table-cell table:number-columns-repeated="1009"/>
        </table:table-row>
        <table:table-row table:style-name="ro1">
          <table:table-cell table:style-name="ce3" table:number-columns-repeated="5"/>
          <table:table-cell table:style-name="ce7" table:number-columns-repeated="5"/>
          <table:table-cell table:style-name="ce3" table:number-columns-repeated="5"/>
          <table:table-cell table:number-columns-repeated="1009"/>
        </table:table-row>
        <table:table-row table:style-name="ro1">
          <table:table-cell table:style-name="ce3" table:number-columns-repeated="2"/>
          <table:table-cell table:style-name="ce3" office:value-type="float" office:value="5.07565915339" calcext:value-type="float">
            <text:p>5.07565915339</text:p>
          </table:table-cell>
          <table:table-cell table:style-name="ce3" table:number-columns-repeated="2"/>
          <table:table-cell table:style-name="ce7" office:value-type="float" office:value="0.4844707" calcext:value-type="float">
            <text:p>4.84E-01</text:p>
          </table:table-cell>
          <table:table-cell table:style-name="ce3"/>
          <table:table-cell table:style-name="ce7" office:value-type="float" office:value="0.6528831" calcext:value-type="float">
            <text:p>6.53E-01</text:p>
          </table:table-cell>
          <table:table-cell table:style-name="ce3" table:number-columns-repeated="7"/>
          <table:table-cell table:number-columns-repeated="1009"/>
        </table:table-row>
        <table:table-row table:style-name="ro1">
          <table:table-cell table:style-name="ce3" table:number-columns-repeated="15"/>
          <table:table-cell table:number-columns-repeated="1009"/>
        </table:table-row>
        <table:table-row table:style-name="ro1">
          <table:table-cell table:style-name="ce3"/>
          <table:table-cell table:style-name="ce3" office:value-type="string" calcext:value-type="string">
            <text:p>Cells</text:p>
          </table:table-cell>
          <table:table-cell table:style-name="ce3" table:number-columns-repeated="4"/>
          <table:table-cell table:style-name="ce3" office:value-type="string" calcext:value-type="string">
            <text:p>total p out [Pa]</text:p>
          </table:table-cell>
          <table:table-cell table:style-name="ce3" table:number-columns-repeated="8"/>
          <table:table-cell table:number-columns-repeated="1009"/>
        </table:table-row>
        <table:table-row table:style-name="ro1">
          <table:table-cell table:style-name="ce3"/>
          <table:table-cell table:style-name="ce3" office:value-type="float" office:value="9696" calcext:value-type="float">
            <text:p>9696</text:p>
          </table:table-cell>
          <table:table-cell table:style-name="ce3" office:value-type="float" office:value="20" calcext:value-type="float">
            <text:p>20</text:p>
          </table:table-cell>
          <table:table-cell table:style-name="ce3" table:formula="of:=([.I73]-[.I74])/[.$I$8]*100" office:value-type="float" office:value="-3.76413226324439" calcext:value-type="float">
            <text:p>-3.76413226324439</text:p>
          </table:table-cell>
          <table:table-cell table:style-name="ce3" table:formula="of:=-([.F73]-[.F74])/[.F73]*100" office:value-type="float" office:value="-1.02307482461408" calcext:value-type="float">
            <text:p>-1.02307482461408</text:p>
          </table:table-cell>
          <table:table-cell table:style-name="ce3"/>
          <table:table-cell table:style-name="ce7" table:formula="of:=[.F73]*1000" office:value-type="float" office:value="471.7739" calcext:value-type="float">
            <text:p>4.72E+02</text:p>
          </table:table-cell>
          <table:table-cell table:style-name="ce3" table:number-columns-repeated="8"/>
          <table:table-cell table:number-columns-repeated="1009"/>
        </table:table-row>
        <table:table-row table:style-name="ro1">
          <table:table-cell table:style-name="ce3"/>
          <table:table-cell table:style-name="ce3" office:value-type="float" office:value="24021" calcext:value-type="float">
            <text:p>24021</text:p>
          </table:table-cell>
          <table:table-cell table:style-name="ce3" office:value-type="float" office:value="40" calcext:value-type="float">
            <text:p>40</text:p>
          </table:table-cell>
          <table:table-cell table:style-name="ce3" table:formula="of:=([.I74]-[.I75])/[.$I$8]*100" office:value-type="float" office:value="6.22868511168944" calcext:value-type="float">
            <text:p>6.22868511168944</text:p>
          </table:table-cell>
          <table:table-cell table:style-name="ce3" table:formula="of:=-([.F74]-[.F75])/[.F74]*100" office:value-type="float" office:value="1.71042856442258" calcext:value-type="float">
            <text:p>1.71042856442258</text:p>
          </table:table-cell>
          <table:table-cell table:style-name="ce3"/>
          <table:table-cell table:style-name="ce7" table:formula="of:=[.F74]*1000" office:value-type="float" office:value="466.9473" calcext:value-type="float">
            <text:p>4.67E+02</text:p>
          </table:table-cell>
          <table:table-cell table:style-name="ce3" table:number-columns-repeated="8"/>
          <table:table-cell table:number-columns-repeated="1009"/>
        </table:table-row>
        <table:table-row table:style-name="ro1">
          <table:table-cell table:style-name="ce3"/>
          <table:table-cell table:style-name="ce3" office:value-type="float" office:value="42508" calcext:value-type="float">
            <text:p>42508</text:p>
          </table:table-cell>
          <table:table-cell table:style-name="ce3" office:value-type="float" office:value="60" calcext:value-type="float">
            <text:p>60</text:p>
          </table:table-cell>
          <table:table-cell table:style-name="ce3" table:formula="of:=([.I75]-[.I76])/[.$I$8]*100" office:value-type="float" office:value="4.44893824268226" calcext:value-type="float">
            <text:p>4.44893824268226</text:p>
          </table:table-cell>
          <table:table-cell table:style-name="ce3" table:formula="of:=-([.F75]-[.F76])/[.F75]*100" office:value-type="float" office:value="1.20115611829094" calcext:value-type="float">
            <text:p>1.20115611829094</text:p>
          </table:table-cell>
          <table:table-cell table:style-name="ce3"/>
          <table:table-cell table:style-name="ce7" table:formula="of:=[.F75]*1000" office:value-type="float" office:value="474.9341" calcext:value-type="float">
            <text:p>4.75E+02</text:p>
          </table:table-cell>
          <table:table-cell table:style-name="ce3" table:number-columns-repeated="8"/>
          <table:table-cell table:number-columns-repeated="1009"/>
        </table:table-row>
        <table:table-row table:style-name="ro1">
          <table:table-cell table:style-name="ce3"/>
          <table:table-cell table:style-name="ce3" office:value-type="float" office:value="64293" calcext:value-type="float">
            <text:p>64293</text:p>
          </table:table-cell>
          <table:table-cell table:style-name="ce3" office:value-type="float" office:value="80" calcext:value-type="float">
            <text:p>80</text:p>
          </table:table-cell>
          <table:table-cell table:style-name="ce3" table:formula="of:=([.I76]-[.I77])/[.$I$8]*100" office:value-type="float" office:value="5.17164602214371" calcext:value-type="float">
            <text:p>5.17164602214371</text:p>
          </table:table-cell>
          <table:table-cell table:style-name="ce3" table:formula="of:=-([.F76]-[.F77])/[.F76]*100" office:value-type="float" office:value="1.37970550858566" calcext:value-type="float">
            <text:p>1.37970550858566</text:p>
          </table:table-cell>
          <table:table-cell table:style-name="ce3"/>
          <table:table-cell table:style-name="ce7" table:formula="of:=[.F76]*1000" office:value-type="float" office:value="480.6388" calcext:value-type="float">
            <text:p>4.81E+02</text:p>
          </table:table-cell>
          <table:table-cell table:style-name="ce3" table:number-columns-repeated="8"/>
          <table:table-cell table:number-columns-repeated="1009"/>
        </table:table-row>
        <table:table-row table:style-name="ro1">
          <table:table-cell table:style-name="ce3"/>
          <table:table-cell table:style-name="ce3" office:value-type="float" office:value="120614" calcext:value-type="float">
            <text:p>120614</text:p>
          </table:table-cell>
          <table:table-cell table:style-name="ce3" office:value-type="float" office:value="120" calcext:value-type="float">
            <text:p>120</text:p>
          </table:table-cell>
          <table:table-cell table:style-name="ce3" table:formula="of:=([.I77]-[.I78])/[.$I$8]*100" office:value-type="float" office:value="0.239108886568326" calcext:value-type="float">
            <text:p>0.239108886568326</text:p>
          </table:table-cell>
          <table:table-cell table:style-name="ce3" table:formula="of:=-([.F77]-[.F78])/[.F77]*100" office:value-type="float" office:value="0.0629219681400566" calcext:value-type="float">
            <text:p>0.062921968140057</text:p>
          </table:table-cell>
          <table:table-cell table:style-name="ce3"/>
          <table:table-cell table:style-name="ce7" table:formula="of:=[.F77]*1000" office:value-type="float" office:value="487.2702" calcext:value-type="float">
            <text:p>4.87E+02</text:p>
          </table:table-cell>
          <table:table-cell table:style-name="ce3" table:number-columns-repeated="8"/>
          <table:table-cell table:number-columns-repeated="1009"/>
        </table:table-row>
        <table:table-row table:style-name="ro1">
          <table:table-cell table:style-name="ce3"/>
          <table:table-cell table:style-name="ce3" office:value-type="float" office:value="160547" calcext:value-type="float">
            <text:p>160547</text:p>
          </table:table-cell>
          <table:table-cell table:style-name="ce3" office:value-type="float" office:value="160" calcext:value-type="float">
            <text:p>160</text:p>
          </table:table-cell>
          <table:table-cell table:style-name="ce3" table:formula="of:=([.I78]-[.I79])/[.$I$8]*100" office:value-type="float" office:value="87.6757540001607" calcext:value-type="float">
            <text:p>87.6757540001607</text:p>
          </table:table-cell>
          <table:table-cell table:style-name="ce3" table:formula="of:=-([.F78]-[.F79])/[.F78]*100" office:value-type="float" office:value="-100" calcext:value-type="float">
            <text:p>-100</text:p>
          </table:table-cell>
          <table:table-cell table:style-name="ce3"/>
          <table:table-cell table:style-name="ce7" table:formula="of:=[.F78]*1000" office:value-type="float" office:value="487.5768" calcext:value-type="float">
            <text:p>4.88E+02</text:p>
          </table:table-cell>
          <table:table-cell table:style-name="ce3" table:number-columns-repeated="8"/>
          <table:table-cell table:number-columns-repeated="100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4"/>
          <table:table-cell table:style-name="Default"/>
          <table:table-cell table:number-columns-repeated="6"/>
          <table:table-cell table:style-name="Default"/>
          <table:table-cell table:number-columns-repeated="1012"/>
        </table:table-row>
        <table:table-row table:style-name="ro1" table:number-rows-repeated="104848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hours number:style="long"/>
      <number:text>.</number:text>
      <number:minutes number:style="long"/>
      <number:text>.</number:text>
      <number:seconds number:style="long"/>
    </number:time-style>
    <number:time-style style:name="N122" number:truncate-on-overflow="false">
      <number:hours number:style="long"/>
      <number:text>.</number:text>
      <number:minutes number:style="long"/>
      <number:text>.</number:text>
      <number:seconds number:style="long"/>
    </number:tim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28">00/00/0000</text:date>, <text:time style:data-style-name="N2" text:time-value="15:20:25.75780410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9T19:16:14.051004849</meta:creation-date>
    <dc:date>2018-06-28T10:29:55.208506248</dc:date>
    <meta:editing-duration>PT21H51M24S</meta:editing-duration>
    <meta:editing-cycles>17</meta:editing-cycles>
    <meta:generator>LibreOffice/6.0.5.2$Linux_X86_64 LibreOffice_project/00m0$Build-2</meta:generator>
    <meta:document-statistic meta:table-count="1" meta:cell-count="269" meta:object-count="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400" chart:maximum="50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6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241cm" svg:height="10.161cm" xlink:href=".." xlink:type="simple" chart:class="chart:scatter" chart:style-name="ch1">
        <chart:title svg:x="3.145cm" svg:y="0.338cm" chart:style-name="ch2">
          <text:p>Total pressure at outlet patch  (2.4 seconds)</text:p>
        </chart:title>
        <chart:plot-area chart:style-name="ch3" table:cell-range-address="Sheet1.B8:Sheet1.B13 Sheet1.G18:Sheet1.G23" svg:x="1.263cm" svg:y="1.242cm" svg:width="13.674cm" svg:height="7.787cm">
          <chartooo:coordinate-region svg:x="2.07cm" svg:y="1.402cm" svg:width="12.31cm" svg:height="7.059cm"/>
          <chart:axis chart:dimension="x" chart:name="primary-x" chart:style-name="ch4">
            <chart:title svg:x="7.077cm" svg:y="9.232cm" chart:style-name="ch5">
              <text:p>Cells number</text:p>
            </chart:title>
          </chart:axis>
          <chart:axis chart:dimension="y" chart:name="primary-y" chart:style-name="ch6">
            <chart:title svg:x="0.451cm" svg:y="6.78cm" chart:style-name="ch7">
              <text:p>Relative pressure [Pa]</text:p>
            </chart:title>
            <chart:grid chart:style-name="ch8" chart:class="major"/>
          </chart:axis>
          <chart:series chart:style-name="ch9" chart:values-cell-range-address="Sheet1.G18:Sheet1.G23" chart:class="chart:scatter">
            <chart:domain table:cell-range-address="Sheet1.B8:Sheet1.B13"/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696">
                <text:p>9696</text:p>
                <draw:g>
                  <svg:desc>Sheet1.B8:Sheet1.B13</svg:desc>
                </draw:g>
              </table:table-cell>
              <table:table-cell office:value-type="float" office:value="471.7739">
                <text:p>471.7739</text:p>
                <draw:g>
                  <svg:desc>Sheet1.G18:Sheet1.G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4021">
                <text:p>24021</text:p>
              </table:table-cell>
              <table:table-cell office:value-type="float" office:value="466.9473">
                <text:p>466.947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2508">
                <text:p>42508</text:p>
              </table:table-cell>
              <table:table-cell office:value-type="float" office:value="474.9341">
                <text:p>474.934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4293">
                <text:p>64293</text:p>
              </table:table-cell>
              <table:table-cell office:value-type="float" office:value="480.6388">
                <text:p>480.638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0614">
                <text:p>120614</text:p>
              </table:table-cell>
              <table:table-cell office:value-type="float" office:value="487.2702">
                <text:p>487.270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60547">
                <text:p>160547</text:p>
              </table:table-cell>
              <table:table-cell office:value-type="float" office:value="487.5768">
                <text:p>487.576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5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legend chart:legend-position="end" svg:x="12.934cm" svg:y="4.242cm" style:legend-expansion="high" chart:style-name="ch2"/>
        <chart:plot-area chart:style-name="ch3" table:cell-range-address="Sheet1.B18:Sheet1.B24 Sheet1.E7:Sheet1.E14" chart:data-source-has-labels="row" svg:x="0.319cm" svg:y="0.18cm" svg:width="12.296cm" svg:height="8.645cm">
          <chartooo:coordinate-region svg:x="1.231cm" svg:y="0.34cm" svg:width="10.827cm" svg:height="7.91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E8:Sheet1.E14" chart:label-cell-address="Sheet1.E7:Sheet1.E7" chart:class="chart:scatter">
            <chart:domain table:cell-range-address="Sheet1.B18:Sheet1.B24"/>
            <chart:data-point chart:repeated="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Nut (*1000)</text:p>
                <draw:g>
                  <svg:desc>Sheet1.E7:Sheet1.E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696">
                <text:p>9696</text:p>
                <draw:g>
                  <svg:desc>Sheet1.B18:Sheet1.B24</svg:desc>
                </draw:g>
              </table:table-cell>
              <table:table-cell office:value-type="float" office:value="2.01765159635">
                <text:p>2.01765159635</text:p>
                <draw:g>
                  <svg:desc>Sheet1.E8:Sheet1.E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4021">
                <text:p>24021</text:p>
              </table:table-cell>
              <table:table-cell office:value-type="float" office:value="1.95454266362">
                <text:p>1.9545426636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2508">
                <text:p>42508</text:p>
              </table:table-cell>
              <table:table-cell office:value-type="float" office:value="1.93658190446">
                <text:p>1.9365819044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4293">
                <text:p>64293</text:p>
              </table:table-cell>
              <table:table-cell office:value-type="float" office:value="1.91806772909">
                <text:p>1.9180677290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0614">
                <text:p>120614</text:p>
              </table:table-cell>
              <table:table-cell office:value-type="float" office:value="1.8806841852">
                <text:p>1.88068418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60547">
                <text:p>160547</text:p>
              </table:table-cell>
              <table:table-cell office:value-type="float" office:value="1.86558127011">
                <text:p>1.8655812701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5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21cm" svg:y="4.24cm" style:legend-expansion="high" chart:style-name="ch2"/>
        <chart:plot-area chart:style-name="ch3" table:cell-range-address="Sheet1.B17:Sheet1.B24 Sheet1.F7:Sheet1.F14" chart:data-source-has-labels="row" svg:x="0.32cm" svg:y="0.18cm" svg:width="12.481cm" svg:height="8.64cm">
          <chartooo:coordinate-region svg:x="1.418cm" svg:y="0.34cm" svg:width="10.826cm" svg:height="7.91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F7:Sheet1.F14" chart:label-cell-address="Sheet1.F7:Sheet1.F7" chart:class="chart:scatter">
            <chart:domain table:cell-range-address="Sheet1.B17:Sheet1.B24"/>
            <chart:data-point chart:repeated="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total p out</text:p>
                <draw:g>
                  <svg:desc>Sheet1.F7:Sheet1.F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Sheet1.B17:Sheet1.B24</svg:desc>
                </draw:g>
              </table:table-cell>
              <table:table-cell office:value-type="float" office:value="NaN">
                <text:p>NaN</text:p>
                <draw:g>
                  <svg:desc>Sheet1.F7:Sheet1.F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696">
                <text:p>9696</text:p>
              </table:table-cell>
              <table:table-cell office:value-type="float" office:value="0.4717739">
                <text:p>0.471773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4021">
                <text:p>24021</text:p>
              </table:table-cell>
              <table:table-cell office:value-type="float" office:value="0.4669473">
                <text:p>0.466947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2508">
                <text:p>42508</text:p>
              </table:table-cell>
              <table:table-cell office:value-type="float" office:value="0.4749341">
                <text:p>0.474934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4293">
                <text:p>64293</text:p>
              </table:table-cell>
              <table:table-cell office:value-type="float" office:value="0.4806388">
                <text:p>0.480638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0614">
                <text:p>120614</text:p>
              </table:table-cell>
              <table:table-cell office:value-type="float" office:value="0.4872702">
                <text:p>0.487270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0547">
                <text:p>160547</text:p>
              </table:table-cell>
              <table:table-cell office:value-type="float" office:value="0.4875768">
                <text:p>0.487576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5.2$Linux_X86_64 LibreOffice_project/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6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6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legend chart:legend-position="end" svg:x="12.934cm" svg:y="4.242cm" style:legend-expansion="high" chart:style-name="ch2"/>
        <chart:plot-area chart:style-name="ch3" table:cell-range-address="Sheet1.B18:Sheet1.B24 Sheet1.I7:Sheet1.I14" chart:data-source-has-labels="row" svg:x="0.319cm" svg:y="0.18cm" svg:width="12.296cm" svg:height="8.645cm">
          <chartooo:coordinate-region svg:x="0.94cm" svg:y="0.341cm" svg:width="10.933cm" svg:height="7.91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I8:Sheet1.I14" chart:label-cell-address="Sheet1.I7:Sheet1.I7" chart:class="chart:scatter">
            <chart:domain table:cell-range-address="Sheet1.B18:Sheet1.B24"/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total p drop</text:p>
                <draw:g>
                  <svg:desc>Sheet1.I7:Sheet1.I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696">
                <text:p>9696</text:p>
                <draw:g>
                  <svg:desc>Sheet1.B18:Sheet1.B24</svg:desc>
                </draw:g>
              </table:table-cell>
              <table:table-cell office:value-type="float" office:value="128.2261">
                <text:p>128.2261</text:p>
                <draw:g>
                  <svg:desc>Sheet1.I8:Sheet1.I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4021">
                <text:p>24021</text:p>
              </table:table-cell>
              <table:table-cell office:value-type="float" office:value="133.0527">
                <text:p>133.052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2508">
                <text:p>42508</text:p>
              </table:table-cell>
              <table:table-cell office:value-type="float" office:value="125.0659">
                <text:p>125.065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4293">
                <text:p>64293</text:p>
              </table:table-cell>
              <table:table-cell office:value-type="float" office:value="119.3612">
                <text:p>119.361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0614">
                <text:p>120614</text:p>
              </table:table-cell>
              <table:table-cell office:value-type="float" office:value="112.7298">
                <text:p>112.729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60547">
                <text:p>160547</text:p>
              </table:table-cell>
              <table:table-cell office:value-type="float" office:value="112.4232">
                <text:p>112.423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5.2$Linux_X86_64 LibreOffice_project/0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150" chart:maximum="20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6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241cm" svg:height="10.161cm" xlink:href=".." xlink:type="simple" chart:class="chart:scatter" chart:style-name="ch1">
        <chart:title svg:x="4.084cm" svg:y="0.338cm" chart:style-name="ch2">
          <text:p>Total pressure drop at 2.4 seconds</text:p>
        </chart:title>
        <chart:plot-area chart:style-name="ch3" table:cell-range-address="Sheet1.B8:Sheet1.B13 Sheet1.J8:Sheet1.J13" svg:x="1.263cm" svg:y="1.242cm" svg:width="13.674cm" svg:height="7.787cm">
          <chartooo:coordinate-region svg:x="2.07cm" svg:y="1.402cm" svg:width="12.31cm" svg:height="7.059cm"/>
          <chart:axis chart:dimension="x" chart:name="primary-x" chart:style-name="ch4">
            <chart:title svg:x="7.077cm" svg:y="9.232cm" chart:style-name="ch5">
              <text:p>Cells number</text:p>
            </chart:title>
          </chart:axis>
          <chart:axis chart:dimension="y" chart:name="primary-y" chart:style-name="ch6">
            <chart:title svg:x="0.451cm" svg:y="6.78cm" chart:style-name="ch7">
              <text:p>Relative pressure [Pa]</text:p>
            </chart:title>
            <chart:grid chart:style-name="ch8" chart:class="major"/>
          </chart:axis>
          <chart:series chart:style-name="ch9" chart:values-cell-range-address="Sheet1.J8:Sheet1.J13" chart:class="chart:scatter">
            <chart:domain table:cell-range-address="Sheet1.B8:Sheet1.B13"/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696">
                <text:p>9696</text:p>
                <draw:g>
                  <svg:desc>Sheet1.B8:Sheet1.B13</svg:desc>
                </draw:g>
              </table:table-cell>
              <table:table-cell office:value-type="float" office:value="180.7926">
                <text:p>180.7926</text:p>
                <draw:g>
                  <svg:desc>Sheet1.J8:Sheet1.J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4021">
                <text:p>24021</text:p>
              </table:table-cell>
              <table:table-cell office:value-type="float" office:value="179.9222">
                <text:p>179.922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2508">
                <text:p>42508</text:p>
              </table:table-cell>
              <table:table-cell office:value-type="float" office:value="173.1503">
                <text:p>173.15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4293">
                <text:p>64293</text:p>
              </table:table-cell>
              <table:table-cell office:value-type="float" office:value="171.1014">
                <text:p>171.101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0614">
                <text:p>120614</text:p>
              </table:table-cell>
              <table:table-cell office:value-type="float" office:value="166.6096">
                <text:p>166.609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60547">
                <text:p>160547</text:p>
              </table:table-cell>
              <table:table-cell office:value-type="float" office:value="165.0099">
                <text:p>165.0099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5.2$Linux_X86_64 LibreOffice_project/0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6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241cm" svg:height="10.161cm" xlink:href=".." xlink:type="simple" chart:class="chart:scatter" chart:style-name="ch1">
        <chart:title svg:x="4.812cm" svg:y="0.338cm" chart:style-name="ch2">
          <text:p>Mean Power of the last turn</text:p>
        </chart:title>
        <chart:plot-area chart:style-name="ch3" table:cell-range-address="Sheet1.B8:Sheet1.C13" svg:x="1.263cm" svg:y="1.242cm" svg:width="13.674cm" svg:height="7.787cm">
          <chartooo:coordinate-region svg:x="1.99cm" svg:y="1.403cm" svg:width="12.391cm" svg:height="7.058cm"/>
          <chart:axis chart:dimension="x" chart:name="primary-x" chart:style-name="ch4">
            <chart:title svg:x="7.077cm" svg:y="9.232cm" chart:style-name="ch5">
              <text:p>Cells number</text:p>
            </chart:title>
          </chart:axis>
          <chart:axis chart:dimension="y" chart:name="primary-y" chart:style-name="ch6">
            <chart:title svg:x="0.451cm" svg:y="5.92cm" chart:style-name="ch7">
              <text:p>Power [W]</text:p>
            </chart:title>
            <chart:grid chart:style-name="ch8" chart:class="major"/>
          </chart:axis>
          <chart:series chart:style-name="ch9" chart:values-cell-range-address="Sheet1.C8:Sheet1.C13" chart:class="chart:scatter">
            <chart:domain table:cell-range-address="Sheet1.B8:Sheet1.B13"/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696">
                <text:p>9696</text:p>
                <draw:g>
                  <svg:desc>Sheet1.B8:Sheet1.B13</svg:desc>
                </draw:g>
              </table:table-cell>
              <table:table-cell office:value-type="float" office:value="4.55343110943">
                <text:p>4.55343110943</text:p>
                <draw:g>
                  <svg:desc>Sheet1.C8:Sheet1.C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4021">
                <text:p>24021</text:p>
              </table:table-cell>
              <table:table-cell office:value-type="float" office:value="4.84322177847">
                <text:p>4.8432217784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2508">
                <text:p>425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4293">
                <text:p>64293</text:p>
              </table:table-cell>
              <table:table-cell office:value-type="float" office:value="4.97423296434">
                <text:p>4.9742329643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0614">
                <text:p>120614</text:p>
              </table:table-cell>
              <table:table-cell office:value-type="float" office:value="5.01183082416">
                <text:p>5.011830824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60547">
                <text:p>160547</text:p>
              </table:table-cell>
              <table:table-cell office:value-type="float" office:value="5.03313027074">
                <text:p>5.03313027074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5.2$Linux_X86_64 LibreOffice_project/0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100" chart:maximum="15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6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241cm" svg:height="10.161cm" xlink:href=".." xlink:type="simple" chart:class="chart:scatter" chart:style-name="ch1">
        <chart:title svg:x="2.536cm" svg:y="0.338cm" chart:style-name="ch2">
          <text:p>Total pressure drop at 2.4 seconds (constant inlet)</text:p>
        </chart:title>
        <chart:plot-area chart:style-name="ch3" table:cell-range-address="Sheet1.B8:Sheet1.B13 Sheet1.I8:Sheet1.I13" svg:x="1.263cm" svg:y="1.242cm" svg:width="13.674cm" svg:height="7.787cm">
          <chartooo:coordinate-region svg:x="2.07cm" svg:y="1.402cm" svg:width="12.31cm" svg:height="7.059cm"/>
          <chart:axis chart:dimension="x" chart:name="primary-x" chart:style-name="ch4">
            <chart:title svg:x="7.077cm" svg:y="9.232cm" chart:style-name="ch5">
              <text:p>Cells number</text:p>
            </chart:title>
          </chart:axis>
          <chart:axis chart:dimension="y" chart:name="primary-y" chart:style-name="ch6">
            <chart:title svg:x="0.451cm" svg:y="6.78cm" chart:style-name="ch7">
              <text:p>Relative pressure [Pa]</text:p>
            </chart:title>
            <chart:grid chart:style-name="ch8" chart:class="major"/>
          </chart:axis>
          <chart:series chart:style-name="ch9" chart:values-cell-range-address="Sheet1.I8:Sheet1.I13" chart:class="chart:scatter">
            <chart:domain table:cell-range-address="Sheet1.B8:Sheet1.B13"/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696">
                <text:p>9696</text:p>
                <draw:g>
                  <svg:desc>Sheet1.B8:Sheet1.B13</svg:desc>
                </draw:g>
              </table:table-cell>
              <table:table-cell office:value-type="float" office:value="128.2261">
                <text:p>128.2261</text:p>
                <draw:g>
                  <svg:desc>Sheet1.I8:Sheet1.I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4021">
                <text:p>24021</text:p>
              </table:table-cell>
              <table:table-cell office:value-type="float" office:value="133.0527">
                <text:p>133.052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2508">
                <text:p>42508</text:p>
              </table:table-cell>
              <table:table-cell office:value-type="float" office:value="125.0659">
                <text:p>125.065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4293">
                <text:p>64293</text:p>
              </table:table-cell>
              <table:table-cell office:value-type="float" office:value="119.3612">
                <text:p>119.361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0614">
                <text:p>120614</text:p>
              </table:table-cell>
              <table:table-cell office:value-type="float" office:value="112.7298">
                <text:p>112.729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60547">
                <text:p>160547</text:p>
              </table:table-cell>
              <table:table-cell office:value-type="float" office:value="112.4232">
                <text:p>112.4232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5.2$Linux_X86_64 LibreOffice_project/0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